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4.95cm" fo:min-width="4.2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7.7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cm" fo:min-width="0cm"/>
    </style:style>
    <style:style style:name="P1" style:family="paragraph">
      <loext:graphic-properties draw:fill-color="#ffd32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cc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5.2cm" svg:x="22.1cm" svg:y="1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8cm" svg:x="10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1.2cm" svg:x="10.7cm" svg:y="9.6cm">
          <text:p text:style-name="P2">K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2cm" svg:x="13.8cm" svg:y="9.6cm">
          <text:p text:style-name="P2">DISPL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8cm" svg:y1="9.7cm" svg:x2="11.8cm" svg:y2="8.1cm">
          <text:p/>
        </draw:line>
        <draw:line draw:style-name="gr4" draw:text-style-name="P3" draw:layer="layout" svg:x1="15.1cm" svg:y1="8.2cm" svg:x2="15.1cm" svg:y2="9.5cm">
          <text:p/>
        </draw:line>
        <draw:frame draw:style-name="gr5" draw:text-style-name="P4" draw:layer="layout" svg:width="1.349cm" svg:height="0.963cm" svg:x="11.151cm" svg:y="7.1cm">
          <draw:text-box>
            <text:p>KB</text:p>
          </draw:text-box>
        </draw:frame>
        <draw:line draw:style-name="gr4" draw:text-style-name="P3" draw:layer="layout" svg:x1="11.4cm" svg:y1="12.6cm" svg:x2="11.4cm" svg:y2="10.7cm">
          <text:p/>
        </draw:line>
        <draw:custom-shape draw:style-name="gr3" draw:text-style-name="P2" draw:layer="layout" svg:width="2.5cm" svg:height="1.2cm" svg:x="6.451cm" svg:y="9.5cm">
          <text:p text:style-name="P2">ext K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51cm" svg:y1="9.5cm" svg:x2="7.451cm" svg:y2="7.9cm">
          <text:p/>
        </draw:line>
        <draw:frame draw:style-name="gr5" draw:text-style-name="P4" draw:layer="layout" svg:width="1.349cm" svg:height="0.963cm" svg:x="7.851cm" svg:y="7.8cm">
          <draw:text-box>
            <text:p>EK</text:p>
          </draw:text-box>
        </draw:frame>
        <draw:frame draw:style-name="gr6" draw:text-style-name="P5" draw:layer="layout" svg:width="1.349cm" svg:height="0.963cm" svg:x="11.751cm" svg:y="11.937cm">
          <draw:text-box>
            <text:p>EK</text:p>
          </draw:text-box>
        </draw:frame>
        <draw:frame draw:style-name="gr6" draw:text-style-name="P5" draw:layer="layout" svg:width="1.349cm" svg:height="0.963cm" svg:x="15.617cm" svg:y="7.137cm">
          <draw:text-box>
            <text:p>SE</text:p>
          </draw:text-box>
        </draw:frame>
        <draw:frame draw:style-name="gr6" draw:text-style-name="P5" draw:layer="layout" svg:width="1.383cm" svg:height="0.963cm" svg:x="15.6cm" svg:y="8.3cm">
          <draw:text-box>
            <text:p>CA</text:p>
          </draw:text-box>
        </draw:frame>
        <draw:custom-shape draw:style-name="gr3" draw:text-style-name="P2" draw:layer="layout" svg:width="2.5cm" svg:height="1.2cm" svg:x="18.4cm" svg:y="9.7cm">
          <text:p text:style-name="P2">SPEG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4cm" svg:y1="9.7cm" svg:x2="19.4cm" svg:y2="8.1cm">
          <text:p/>
        </draw:line>
        <draw:frame draw:style-name="gr6" draw:text-style-name="P5" draw:layer="layout" svg:width="1.349cm" svg:height="0.963cm" svg:x="20.4cm" svg:y="7.837cm">
          <draw:text-box>
            <text:p>KB</text:p>
          </draw:text-box>
        </draw:frame>
        <draw:line draw:style-name="gr4" draw:text-style-name="P3" draw:layer="layout" svg:x1="20cm" svg:y1="8.3cm" svg:x2="20cm" svg:y2="9.7cm">
          <text:p/>
        </draw:line>
        <draw:frame draw:style-name="gr5" draw:text-style-name="P4" draw:layer="layout" svg:width="1.349cm" svg:height="0.963cm" svg:x="17.9cm" svg:y="8.3cm">
          <draw:text-box>
            <text:p>SE</text:p>
          </draw:text-box>
        </draw:frame>
        <draw:custom-shape draw:style-name="gr3" draw:text-style-name="P2" draw:layer="layout" svg:width="2.5cm" svg:height="1.2cm" svg:x="22.879cm" svg:y="17.463cm">
          <text:p text:style-name="P2">CANC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879cm" svg:y1="17.463cm" svg:x2="23.879cm" svg:y2="15.863cm">
          <text:p/>
        </draw:line>
        <draw:frame draw:style-name="gr6" draw:text-style-name="P5" draw:layer="layout" svg:width="1.349cm" svg:height="0.963cm" svg:x="24.879cm" svg:y="15.1cm">
          <draw:text-box>
            <text:p>KB</text:p>
          </draw:text-box>
        </draw:frame>
        <draw:line draw:style-name="gr4" draw:text-style-name="P3" draw:layer="layout" svg:x1="24.479cm" svg:y1="16.063cm" svg:x2="24.479cm" svg:y2="17.463cm">
          <text:p/>
        </draw:line>
        <draw:frame draw:style-name="gr5" draw:text-style-name="P4" draw:layer="layout" svg:width="1.383cm" svg:height="0.963cm" svg:x="22.379cm" svg:y="16.063cm">
          <draw:text-box>
            <text:p>CA</text:p>
          </draw:text-box>
        </draw:frame>
        <draw:custom-shape draw:style-name="gr3" draw:text-style-name="P2" draw:layer="layout" svg:width="2.5cm" svg:height="1.2cm" svg:x="17.372cm" svg:y="17.4cm">
          <text:p text:style-name="P2">GA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372cm" svg:y1="17.4cm" svg:x2="18.372cm" svg:y2="15.8cm">
          <text:p/>
        </draw:line>
        <draw:frame draw:style-name="gr6" draw:text-style-name="P5" draw:layer="layout" svg:width="1.383cm" svg:height="0.963cm" svg:x="19.372cm" svg:y="15.537cm">
          <draw:text-box>
            <text:p>CA</text:p>
          </draw:text-box>
        </draw:frame>
        <draw:line draw:style-name="gr4" draw:text-style-name="P3" draw:layer="layout" svg:x1="18.972cm" svg:y1="16cm" svg:x2="18.972cm" svg:y2="17.4cm">
          <text:p/>
        </draw:line>
        <draw:frame draw:style-name="gr5" draw:text-style-name="P4" draw:layer="layout" svg:width="1.421cm" svg:height="0.963cm" svg:x="16.872cm" svg:y="16cm">
          <draw:text-box>
            <text:p>GA</text:p>
          </draw:text-box>
        </draw:frame>
        <draw:frame draw:style-name="gr6" draw:text-style-name="P5" draw:layer="layout" svg:width="1.421cm" svg:height="0.963cm" svg:x="24.879cm" svg:y="16.137cm">
          <draw:text-box>
            <text:p>GA</text:p>
          </draw:text-box>
        </draw:frame>
        <draw:custom-shape draw:style-name="gr3" draw:text-style-name="P2" draw:layer="layout" svg:width="2.5cm" svg:height="1.2cm" svg:x="12.3cm" svg:y="17.3cm">
          <text:p text:style-name="P2">AUTO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3cm" svg:y1="17.3cm" svg:x2="13.3cm" svg:y2="15.7cm">
          <text:p/>
        </draw:line>
        <draw:frame draw:style-name="gr6" draw:text-style-name="P5" draw:layer="layout" svg:width="1.421cm" svg:height="0.963cm" svg:x="14.3cm" svg:y="15.437cm">
          <draw:text-box>
            <text:p>GA</text:p>
          </draw:text-box>
        </draw:frame>
        <draw:line draw:style-name="gr4" draw:text-style-name="P3" draw:layer="layout" svg:x1="13.9cm" svg:y1="15.9cm" svg:x2="13.9cm" svg:y2="17.3cm">
          <text:p/>
        </draw:line>
        <draw:frame draw:style-name="gr5" draw:text-style-name="P4" draw:layer="layout" svg:width="1.383cm" svg:height="0.963cm" svg:x="11.8cm" svg:y="15.9cm">
          <draw:text-box>
            <text:p>AU</text:p>
          </draw:text-box>
        </draw:frame>
        <draw:line draw:style-name="gr4" draw:text-style-name="P3" draw:layer="layout" svg:x1="13.9cm" svg:y1="10.3cm" svg:x2="13.1cm" svg:y2="10.3cm">
          <text:p/>
        </draw:line>
        <draw:custom-shape draw:style-name="gr3" draw:text-style-name="P2" draw:layer="layout" svg:width="2.5cm" svg:height="1.2cm" svg:x="3.5cm" svg:y="9.5cm">
          <text:p text:style-name="P2">ext DIS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49cm" svg:height="0.963cm" svg:x="4.651cm" svg:y="7.937cm">
          <draw:text-box>
            <text:p>KB</text:p>
          </draw:text-box>
        </draw:frame>
        <draw:line draw:style-name="gr4" draw:text-style-name="P3" draw:layer="layout" svg:x1="4.3cm" svg:y1="7.8cm" svg:x2="4.3cm" svg:y2="9.5cm">
          <text:p/>
        </draw:line>
        <draw:custom-shape draw:style-name="gr3" draw:text-style-name="P2" draw:layer="layout" svg:width="2.5cm" svg:height="1.2cm" svg:x="23.151cm" svg:y="9.7cm">
          <text:p text:style-name="P2">SPEGF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4.151cm" svg:y1="9.7cm" svg:x2="24.151cm" svg:y2="8.1cm">
          <text:p/>
        </draw:line>
        <draw:frame draw:style-name="gr6" draw:text-style-name="P5" draw:layer="layout" svg:width="1.349cm" svg:height="0.963cm" svg:x="25.151cm" svg:y="7.837cm">
          <draw:text-box>
            <text:p>KB</text:p>
          </draw:text-box>
        </draw:frame>
        <draw:line draw:style-name="gr4" draw:text-style-name="P3" draw:layer="layout" svg:x1="24.751cm" svg:y1="8.3cm" svg:x2="24.751cm" svg:y2="9.7cm">
          <text:p/>
        </draw:line>
        <draw:frame draw:style-name="gr5" draw:text-style-name="P4" draw:layer="layout" svg:width="1.315cm" svg:height="0.963cm" svg:x="22.651cm" svg:y="8.3cm">
          <draw:text-box>
            <text:p>SF</text:p>
          </draw:text-box>
        </draw:frame>
        <draw:custom-shape draw:style-name="gr1" draw:text-style-name="P1" draw:layer="layout" svg:width="4.7cm" svg:height="5.2cm" svg:x="2.3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2cm" svg:x="3.079cm" svg:y="4.263cm">
          <text:p text:style-name="P2">CANCF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079cm" svg:y1="4.263cm" svg:x2="4.079cm" svg:y2="2.663cm">
          <text:p/>
        </draw:line>
        <draw:frame draw:style-name="gr6" draw:text-style-name="P5" draw:layer="layout" svg:width="1.349cm" svg:height="0.963cm" svg:x="5.579cm" svg:y="1.1cm">
          <draw:text-box>
            <text:p>KB</text:p>
          </draw:text-box>
        </draw:frame>
        <draw:line draw:style-name="gr4" draw:text-style-name="P3" draw:layer="layout" svg:x1="4.679cm" svg:y1="2.863cm" svg:x2="4.679cm" svg:y2="4.263cm">
          <text:p/>
        </draw:line>
        <draw:frame draw:style-name="gr5" draw:text-style-name="P4" draw:layer="layout" svg:width="1.349cm" svg:height="0.963cm" svg:x="2.579cm" svg:y="2.863cm">
          <draw:text-box>
            <text:p>CF</text:p>
          </draw:text-box>
        </draw:frame>
        <draw:frame draw:style-name="gr6" draw:text-style-name="P5" draw:layer="layout" svg:width="1.421cm" svg:height="0.963cm" svg:x="5.579cm" svg:y="2.137cm">
          <draw:text-box>
            <text:p>GA</text:p>
          </draw:text-box>
        </draw:frame>
        <draw:frame draw:style-name="gr6" draw:text-style-name="P5" draw:layer="layout" svg:width="1.383cm" svg:height="0.963cm" svg:x="5.6cm" svg:y="3.237cm">
          <draw:text-box>
            <text:p>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1:55:07.262000000</meta:creation-date>
    <dc:date>2016-10-10T13:03:36.848000000</dc:date>
    <meta:editing-duration>PT16M42S</meta:editing-duration>
    <meta:editing-cycles>13</meta:editing-cycles>
    <meta:generator>LibreOffice/5.1.3.2$Windows_x86 LibreOffice_project/644e4637d1d8544fd9f56425bd6cec110e49301b</meta:generator>
    <meta:document-statistic meta:object-count="52"/>
  </office:meta>
</office:document-meta>
</file>